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rsid="00140524" officeooo:paragraph-rsid="00140524"/>
    </style:style>
    <style:style style:name="P2" style:family="paragraph" style:parent-style-name="Text_20_body" style:list-style-name="L1">
      <style:text-properties officeooo:rsid="001493af" officeooo:paragraph-rsid="001493af"/>
    </style:style>
    <style:style style:name="T1" style:family="text">
      <style:text-properties officeooo:rsid="0014052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NFO-3135: Week 2 course plan, <text:span text:style-name="T1">F2025, Feeney</text:span></text:p>
      <text:list text:style-name="L1">
        <text:list-item>
          <text:p text:style-name="P1">Quick review: pointers (and reference)</text:p>
        </text:list-item>
        <text:list-item>
          <text:p text:style-name="P1">C array allocation (delete [])</text:p>
        </text:list-item>
        <text:list-item>
          <text:p text:style-name="P1">Stack structure (using an array)</text:p>
          <text:list>
            <text:list-item>
              <text:p text:style-name="P2">push()</text:p>
            </text:list-item>
            <text:list-item>
              <text:p text:style-name="P2">pop()</text:p>
            </text:list-item>
            <text:list-item>
              <text:p text:style-name="P2">peek()</text:p>
            </text:list-item>
            <text:list-item>
              <text:p text:style-name="P2">resize()</text:p>
            </text:list-item>
            <text:list-item>
              <text:p text:style-name="P2">getSize()</text:p>
            </text:list-item>
          </text:list>
        </text:list-item>
        <text:list-item>
          <text:p text:style-name="P1">Re-sizable array (smart array or vector)</text:p>
          <text:list>
            <text:list-item>
              <text:p text:style-name="P1">push_back() / addToEnd()</text:p>
            </text:list-item>
            <text:list-item>
              <text:p text:style-name="P1">resize()</text:p>
            </text:list-item>
            <text:list-item>
              <text:p text:style-name="P2">getAt() / setAt()</text:p>
            </text:list-item>
          </text:list>
        </text:list-item>
        <text:list-item>
          <text:p text:style-name="P1">(singly) Linked List (using nodes):</text:p>
          <text:list>
            <text:list-item>
              <text:p text:style-name="P1">isEmpty()</text:p>
            </text:list-item>
            <text:list-item>
              <text:p text:style-name="P1">addToEnd() / addToHead()</text:p>
            </text:list-item>
            <text:list-item>
              <text:p text:style-name="P1">addToBeginning() / addToTail()</text:p>
            </text:list-item>
            <text:list-item>
              <text:p text:style-name="P1">moveToHead()</text:p>
            </text:list-item>
            <text:list-item>
              <text:p text:style-name="P1">moveNext(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family-generic="swiss" style:font-pitch="variable" officeooo:rsid="00140524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07:00:37.138419000</meta:creation-date>
    <dc:date>2025-09-15T07:13:39.144275400</dc:date>
    <meta:editing-duration>PT2M29S</meta:editing-duration>
    <meta:editing-cycles>1</meta:editing-cycles>
    <meta:document-statistic meta:table-count="0" meta:image-count="0" meta:object-count="0" meta:page-count="1" meta:paragraph-count="19" meta:word-count="72" meta:character-count="405" meta:non-whitespace-character-count="370"/>
    <meta:generator>LibreOffice/25.2.5.2$Windows_X86_64 LibreOffice_project/03d19516eb2e1dd5d4ccd751a0d6f35f35e08022</meta:generator>
  </office:meta>
</office:document-meta>
</file>